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Cambria" fo:font-size="8pt" officeooo:rsid="001b09d1" officeooo:paragraph-rsid="001b09d1" style:font-size-asian="8pt" style:font-size-complex="8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8pt" officeooo:rsid="001b09d1" officeooo:paragraph-rsid="001b09d1" style:font-size-asian="8pt" style:font-size-complex="8pt"/>
    </style:style>
    <style:style style:name="P3" style:family="paragraph" style:parent-style-name="Table_20_Contents">
      <style:paragraph-properties fo:text-align="end" style:justify-single-word="false"/>
      <style:text-properties style:font-name="Cambria" fo:font-size="8pt" officeooo:rsid="001b09d1" style:font-size-asian="8pt" style:font-size-complex="8pt"/>
    </style:style>
    <style:style style:name="P4" style:family="paragraph" style:parent-style-name="Table_20_Contents">
      <style:paragraph-properties fo:text-align="end" style:justify-single-word="false"/>
      <style:text-properties style:font-name="Cambria" fo:font-size="8pt" officeooo:rsid="001b09d1" officeooo:paragraph-rsid="001b09d1" style:font-size-asian="8pt" style:font-size-complex="8pt"/>
    </style:style>
    <style:style style:name="P5" style:family="paragraph" style:parent-style-name="Standard">
      <style:text-properties style:font-name="Cambria" fo:language="de" fo:country="CH" officeooo:rsid="0024e970" officeooo:paragraph-rsid="0024e970"/>
    </style:style>
    <style:style style:name="P6" style:family="paragraph" style:parent-style-name="Standard">
      <style:text-properties style:font-name="Cambria" fo:language="de" fo:country="CH" officeooo:rsid="002751bd" officeooo:paragraph-rsid="0024e970"/>
    </style:style>
    <style:style style:name="P7" style:family="paragraph" style:parent-style-name="Standard">
      <style:text-properties style:font-name="Cambria" fo:language="de" fo:country="CH" officeooo:rsid="002751bd" officeooo:paragraph-rsid="00285792"/>
    </style:style>
    <style:style style:name="P8" style:family="paragraph" style:parent-style-name="Standard">
      <style:text-properties style:font-name="Cambria" fo:language="de" fo:country="CH" officeooo:rsid="00277680" officeooo:paragraph-rsid="00277680"/>
    </style:style>
    <style:style style:name="P9" style:family="paragraph" style:parent-style-name="Standard">
      <style:text-properties style:font-name="Cambria" fo:language="de" fo:country="CH" officeooo:rsid="00277680" officeooo:paragraph-rsid="002f6e11"/>
    </style:style>
    <style:style style:name="P10" style:family="paragraph" style:parent-style-name="Standard">
      <style:text-properties style:font-name="Cambria" fo:language="de" fo:country="CH" officeooo:rsid="00285792" officeooo:paragraph-rsid="00285792"/>
    </style:style>
    <style:style style:name="P11" style:family="paragraph" style:parent-style-name="Standard">
      <style:text-properties style:font-name="Cambria" fo:language="de" fo:country="CH" officeooo:rsid="00285792" officeooo:paragraph-rsid="002f6e11"/>
    </style:style>
    <style:style style:name="P12" style:family="paragraph" style:parent-style-name="Standard">
      <style:text-properties style:font-name="Cambria" fo:language="de" fo:country="CH" fo:font-weight="bold" officeooo:rsid="00285792" officeooo:paragraph-rsid="00285792" style:font-weight-asian="bold" style:font-weight-complex="bold"/>
    </style:style>
    <style:style style:name="P13" style:family="paragraph" style:parent-style-name="Standard">
      <style:text-properties style:font-name="Cambria" fo:language="de" fo:country="CH" fo:font-weight="bold" officeooo:rsid="00285792" officeooo:paragraph-rsid="002f6e11" style:font-weight-asian="bold" style:font-weight-complex="bold"/>
    </style:style>
    <style:style style:name="P14" style:family="paragraph" style:parent-style-name="Standard">
      <style:text-properties style:font-name="Cambria" fo:language="de" fo:country="CH" fo:font-weight="bold" officeooo:rsid="00288632" officeooo:paragraph-rsid="00288632" style:font-weight-asian="bold" style:font-weight-complex="bold"/>
    </style:style>
    <style:style style:name="P15" style:family="paragraph" style:parent-style-name="Standard">
      <style:text-properties style:font-name="Cambria" fo:language="de" fo:country="CH" fo:font-weight="bold" officeooo:rsid="00288632" officeooo:paragraph-rsid="002f6e11" style:font-weight-asian="bold" style:font-weight-complex="bold"/>
    </style:style>
    <style:style style:name="P16" style:family="paragraph" style:parent-style-name="Standard">
      <style:text-properties style:font-name="Cambria" fo:language="de" fo:country="CH" fo:font-weight="bold" officeooo:rsid="002e2fea" officeooo:paragraph-rsid="002e2fea" style:font-weight-asian="bold" style:font-weight-complex="bold"/>
    </style:style>
    <style:style style:name="P17" style:family="paragraph" style:parent-style-name="Standard">
      <style:text-properties style:font-name="Cambria" fo:language="de" fo:country="CH" fo:font-weight="bold" officeooo:rsid="002e2fea" officeooo:paragraph-rsid="002f6e11" style:font-weight-asian="bold" style:font-weight-complex="bold"/>
    </style:style>
    <style:style style:name="P18" style:family="paragraph" style:parent-style-name="Standard">
      <style:text-properties style:font-name="Cambria" fo:language="de" fo:country="CH" fo:font-weight="bold" officeooo:rsid="0029133c" officeooo:paragraph-rsid="0029133c" style:font-weight-asian="bold" style:font-weight-complex="bold"/>
    </style:style>
    <style:style style:name="P19" style:family="paragraph" style:parent-style-name="Standard">
      <style:text-properties style:font-name="Cambria" fo:language="de" fo:country="CH" officeooo:rsid="00288632" officeooo:paragraph-rsid="00288632"/>
    </style:style>
    <style:style style:name="P20" style:family="paragraph" style:parent-style-name="Standard">
      <style:text-properties style:font-name="Cambria" fo:language="de" fo:country="CH" officeooo:rsid="0029133c" officeooo:paragraph-rsid="0029133c"/>
    </style:style>
    <style:style style:name="P21" style:family="paragraph" style:parent-style-name="Standard">
      <style:text-properties style:font-name="Cambria" fo:language="de" fo:country="CH" officeooo:rsid="002a3548" officeooo:paragraph-rsid="002a3548"/>
    </style:style>
    <style:style style:name="P22" style:family="paragraph" style:parent-style-name="Standard">
      <style:text-properties style:font-name="Cambria" fo:language="de" fo:country="CH" officeooo:rsid="002e2fea" officeooo:paragraph-rsid="002e2fea"/>
    </style:style>
    <style:style style:name="P23" style:family="paragraph" style:parent-style-name="Standard">
      <style:text-properties style:font-name="Cambria" fo:language="de" fo:country="CH" fo:font-weight="normal" officeooo:rsid="00329383" officeooo:paragraph-rsid="00329383" style:font-weight-asian="normal" style:font-weight-complex="normal"/>
    </style:style>
    <style:style style:name="P24" style:family="paragraph" style:parent-style-name="Standard">
      <style:text-properties style:font-name="Cambria" fo:language="de" fo:country="CH" fo:font-weight="normal" officeooo:rsid="003320d5" officeooo:paragraph-rsid="003320d5" style:font-weight-asian="normal" style:font-weight-complex="normal"/>
    </style:style>
    <style:style style:name="P25" style:family="paragraph" style:parent-style-name="Standard">
      <style:text-properties style:font-name="Cambria" fo:language="de" fo:country="CH" officeooo:rsid="003320d5" officeooo:paragraph-rsid="003320d5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c04d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77680"/>
    </style:style>
    <style:style style:name="T4" style:family="text">
      <style:text-properties fo:font-size="14pt" fo:font-weight="bold" officeooo:rsid="0025e288" style:font-size-asian="14pt" style:font-weight-asian="bold" style:font-size-complex="14pt" style:font-weight-complex="bold"/>
    </style:style>
    <style:style style:name="T5" style:family="text">
      <style:text-properties officeooo:rsid="002d3f93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4">Encyclopaedia Fantastica</text:span> </text:p>
      <text:p text:style-name="P6"/>
      <text:p text:style-name="P7"><text:span text:style-name="T2">Düsius Blitzius</text:span></text:p>
      <text:p text:style-name="P10"/>
      <text:p text:style-name="P12">Begriffsklärung</text:p>
      <text:p text:style-name="P7"><text:span text:style-name="T3">Düsius Blitzius ist ein kleiner, runder Kugelblitz von freundlicher Natur, der immer wie toll herumrennt.</text:span></text:p>
      <text:p text:style-name="P8"/>
      <text:p text:style-name="P16">Merkmale</text:p>
      <text:p text:style-name="P25">Trägt stets ein Cape.</text:p>
      <text:p text:style-name="P8"/>
      <text:p text:style-name="P12"><office:annotation office:name="__Annotation__206_972077024"><dc:creator>Mensch Meyer</dc:creator><dc:date>2020-09-27T16:35:32.628000000</dc:date><loext:sender-initials>MM</loext:sender-initials><text:p text:style-name="P26"><text:span text:style-name="T6">Wann wurde von Düsius Blitzius immer gesprochen?</text:span></text:p></office:annotation>Vorkommen<office:annotation-end office:name="__Annotation__206_972077024"/></text:p>
      <text:p text:style-name="P10"/>
      <text:p text:style-name="P14">Verhalten</text:p>
      <text:p text:style-name="P19"/>
      <text:p text:style-name="P19">*</text:p>
      <text:p text:style-name="P19"/>
      <text:p text:style-name="P18">Eumel</text:p>
      <text:p text:style-name="P20"/>
      <text:p text:style-name="P16">Begriffsklärung</text:p>
      <text:p text:style-name="P21">Der Eumel (auch: das Eumeltier) <text:span text:style-name="T5">ist ein Mischwesen aus </text:span><text:span text:style-name="T5"><office:annotation office:name="__Annotation__249_972077024"><dc:creator>Mensch Meyer</dc:creator><dc:date>2020-09-27T16:56:11.858000000</dc:date><loext:sender-initials>MM</loext:sender-initials><text:p text:style-name="P26"><text:span text:style-name="T6">Modschegiebschen</text:span></text:p></office:annotation></text:span><text:span text:style-name="T5">Marienkäfer</text:span><office:annotation-end office:name="__Annotation__249_972077024"/><text:span text:style-name="T5"> und XX mit bunten Punkten im FELL und möglicherweise mit Fühlern.</text:span></text:p>
      <text:p text:style-name="P21"/>
      <text:p text:style-name="P17">Merkmale</text:p>
      <text:p text:style-name="P9"/>
      <text:p text:style-name="P13">Vorkommen</text:p>
      <text:p text:style-name="P11"/>
      <text:p text:style-name="P15">Verhalten</text:p>
      <text:p text:style-name="P24"/>
      <text:p text:style-name="P23">*</text:p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2.408cm"/>
    </style:style>
    <style:style style:name="Tabelle1.B" style:family="table-column">
      <style:table-column-properties style:column-width="2.699cm"/>
    </style:style>
    <style:style style:name="Tabelle1.C" style:family="table-column">
      <style:table-column-properties style:column-width="7.643cm"/>
    </style:style>
    <style:style style:name="Tabelle1.D" style:family="table-column">
      <style:table-column-properties style:column-width="4.263cm"/>
    </style:style>
    <style:style style:name="Tabelle1.1" style:family="table-row">
      <style:table-row-properties style:min-row-height="1.296cm"/>
    </style:style>
    <style:style style:name="Tabelle1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Table_20_Contents">
      <style:text-properties style:font-name="Cambria" fo:font-size="8pt" officeooo:rsid="001b09d1" officeooo:paragraph-rsid="001b09d1" style:font-size-asian="8pt" style:font-size-complex="8pt"/>
    </style:style>
    <style:style style:name="MP2" style:family="paragraph" style:parent-style-name="Table_20_Contents">
      <style:paragraph-properties fo:text-align="center" style:justify-single-word="false"/>
      <style:text-properties style:font-name="Cambria" fo:font-size="8pt" officeooo:rsid="001b09d1" officeooo:paragraph-rsid="001b09d1" style:font-size-asian="8pt" style:font-size-complex="8pt"/>
    </style:style>
    <style:style style:name="MP3" style:family="paragraph" style:parent-style-name="Table_20_Contents">
      <style:paragraph-properties fo:text-align="end" style:justify-single-word="false"/>
      <style:text-properties style:font-name="Cambria" fo:font-size="8pt" officeooo:rsid="001b09d1" style:font-size-asian="8pt" style:font-size-complex="8pt"/>
    </style:style>
    <style:style style:name="MP4" style:family="paragraph" style:parent-style-name="Table_20_Contents">
      <style:paragraph-properties fo:text-align="end" style:justify-single-word="false"/>
      <style:text-properties style:font-name="Cambria" fo:font-size="8pt" officeooo:rsid="001b09d1" officeooo:paragraph-rsid="001b09d1" style:font-size-asian="8pt" style:font-size-complex="8pt"/>
    </style:style>
    <style:style style:name="MT1" style:family="text">
      <style:text-properties officeooo:rsid="001c04d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foot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column table:style-name="Tabelle1.D"/>
          <table:table-row table:style-name="Tabelle1.1">
            <table:table-cell table:style-name="Tabelle1.A1" office:value-type="string">
              <text:p text:style-name="MP1">Janine Meyer</text:p>
              <text:p text:style-name="MP1">Othmarstr. 54</text:p>
              <text:p text:style-name="MP1">9500 Wil</text:p>
            </table:table-cell>
            <table:table-cell table:style-name="Tabelle1.A1" office:value-type="string">
              <text:p text:style-name="MP1">076 587 4334</text:p>
              <text:p text:style-name="MP1">jmeyer@tbwil.ch</text:p>
            </table:table-cell>
            <table:table-cell table:style-name="Tabelle1.A1" office:value-type="string">
              <text:p text:style-name="MP2"><text:page-number text:select-page="current">1</text:page-number><text:s/>/ <text:page-count>1</text:page-count></text:p>
            </table:table-cell>
            <table:table-cell table:style-name="Tabelle1.A1" office:value-type="string">
              <text:p text:style-name="MP3"><text:span text:style-name="MT1">Datum</text:span>: <text:date style:data-style-name="N37" text:date-value="2020-09-27T14:31:55.865000104" text:fixed="true">27.09.20</text:date></text:p>
              <text:p text:style-name="MP4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7T14:31:56.351000000</meta:creation-date>
    <dc:title>Texte</dc:title>
    <meta:editing-duration>PT2H14M28S</meta:editing-duration>
    <meta:editing-cycles>18</meta:editing-cycles>
    <meta:generator>LibreOffice/5.4.3.2$Windows_x86 LibreOffice_project/92a7159f7e4af62137622921e809f8546db437e5</meta:generator>
    <meta:initial-creator>Mensch Meyer</meta:initial-creator>
    <dc:date>2020-09-27T16:56:40.403000000</dc:date>
    <dc:creator>Mensch Meyer</dc:creator>
    <meta:document-statistic meta:table-count="1" meta:image-count="0" meta:object-count="0" meta:page-count="1" meta:paragraph-count="23" meta:word-count="70" meta:character-count="467" meta:non-whitespace-character-count="419"/>
    <meta:template xlink:type="simple" xlink:actuate="onRequest" xlink:title="Texte" xlink:href="../../../AppData/Roaming/LibreOffice/4/user/template/Texte.ott" meta:date="2020-09-27T14:31:55.865000000"/>
  </office:meta>
</office:document-meta>
</file>